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8.87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381cm"/>
    </style:style>
    <style:style style:name="co8" style:family="table-column">
      <style:table-column-properties fo:break-before="auto" style:column-width="3.5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0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0">
      <style:table-cell-properties fo:border-bottom="none" fo:border-left="0.088cm solid #c0c0c0" fo:border-right="none" fo:border-top="0.088cm solid #c0c0c0"/>
    </style:style>
    <style:style style:name="ce2" style:family="table-cell" style:parent-style-name="Default" style:data-style-name="N0">
      <style:table-cell-properties fo:border-bottom="none" fo:border-left="0.088cm solid #c0c0c0" fo:border-right="none" fo:border-top="none"/>
    </style:style>
    <style:style style:name="ce3" style:family="table-cell" style:parent-style-name="Default">
      <style:table-cell-properties fo:border-bottom="none" fo:border-left="0.088cm solid #c0c0c0" fo:border-right="none" fo:border-top="none"/>
    </style:style>
    <style:style style:name="ce4" style:family="table-cell" style:parent-style-name="Default" style:data-style-name="N0">
      <style:table-cell-properties fo:border-bottom="0.088cm solid #c0c0c0" fo:border-left="0.088cm solid #c0c0c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none" fo:border-top="0.088cm solid #c0c0c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bottom="0.088cm solid #c0c0c0" fo:border-left="none" fo:border-right="none" fo:border-top="none"/>
    </style:style>
    <style:style style:name="ce8" style:family="table-cell" style:parent-style-name="Column_20_Header">
      <style:text-properties fo:color="#000000" style:text-outline="false" style:text-line-through-style="none" style:font-name="Arial" fo:font-size="10pt" fo:font-style="normal" fo:text-shadow="none" style:text-underline-style="none"/>
    </style:style>
    <style:style style:name="ce9" style:family="table-cell" style:parent-style-name="Column_20_Header" style:data-style-name="N5100"/>
    <style:style style:name="ce10" style:family="table-cell" style:parent-style-name="Result_20_Without_20_Currency" style:data-style-name="N5107">
      <style:text-properties fo:color="#000000" style:text-outline="false" style:text-line-through-style="none" style:font-name="Arial" fo:font-size="10pt" fo:text-shadow="none"/>
    </style:style>
    <style:style style:name="ce11" style:family="table-cell" style:parent-style-name="Result_20_Without_20_Currency" style:data-style-name="N5107"/>
    <style:style style:name="ce12" style:family="table-cell" style:parent-style-name="Default" style:data-style-name="N0">
      <style:table-cell-properties fo:border-bottom="none" fo:border-left="none" fo:border-right="0.088cm solid #c0c0c0" fo:border-top="0.088cm solid #c0c0c0"/>
    </style:style>
    <style:style style:name="ce13" style:family="table-cell" style:parent-style-name="Default" style:data-style-name="N0">
      <style:table-cell-properties fo:border-bottom="none" fo:border-left="none" fo:border-right="0.088cm solid #c0c0c0" fo:border-top="none"/>
    </style:style>
    <style:style style:name="ce14" style:family="table-cell" style:parent-style-name="Default" style:data-style-name="N0">
      <style:table-cell-properties fo:border-bottom="0.088cm solid #c0c0c0" fo:border-left="none" fo:border-right="0.088cm solid #c0c0c0" fo:border-top="none"/>
    </style:style>
    <style:style style:name="ce15" style:family="table-cell" style:parent-style-name="Default">
      <style:table-cell-properties style:cell-protect="none" style:print-content="true"/>
    </style:style>
    <style:style style:name="ce16" style:family="table-cell" style:parent-style-name="Heading">
      <style:text-properties fo:color="#e6e6ff" style:text-outline="false" style:text-line-through-style="none" style:font-name="Arial" fo:font-size="18pt" fo:font-style="normal" fo:text-shadow="none" style:text-underline-style="none" fo:font-weight="bold"/>
    </style:style>
    <style:style style:name="P1" style:family="paragraph">
      <style:paragraph-properties fo:text-align="center"/>
    </style:style>
  </office:automatic-styles>
  <office:body>
    <office:spreadsheet>
      <table:table table:name="Movie" table:style-name="ta1" table:protected="true" table:print-ranges="Movie.C3:Movie.I30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URLButton1" form:control-implementation="ooo:com.sun.star.form.component.CommandButton" form:id="control1" form:label="East Coast Cities" form:button-type="url" office:target-frame="" xlink:href="../../../../../!OT/samples/english/spreadsheets/Movie2.sdc" form:image-data="" form:delay-for-repeat="PT0.5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</form:properties>
            </form:button>
            <form:button form:name="URLButton2" form:control-implementation="ooo:com.sun.star.form.component.CommandButton" form:id="control2" form:label="West Coast Cities" form:button-type="url" office:target-frame="" xlink:href="../../../../../!OT/samples/english/spreadsheets/Movie3.sdc" form:image-data="" form:delay-for-repeat="PT0.5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</form:properties>
            </form:button>
          </form:form>
        </office:forms>
        <table:shapes>
          <draw:control draw:z-index="0" draw:text-style-name="P1" svg:width="3.53cm" svg:height="0.64cm" svg:x="1cm" svg:y="0.102cm" draw:control="control1"/>
          <draw:control draw:z-index="1" draw:text-style-name="P1" svg:width="3.53cm" svg:height="0.64cm" svg:x="4.83cm" svg:y="0.102cm" draw:control="control2"/>
        </table:shapes>
        <table:table-column table:style-name="co1" table:number-columns-repeated="3" table:default-cell-style-name="Background"/>
        <table:table-column table:style-name="co2" table:default-cell-style-name="Background"/>
        <table:table-column table:style-name="co3" table:number-columns-repeated="4" table:default-cell-style-name="Background"/>
        <table:table-column table:style-name="co4" table:default-cell-style-name="Background"/>
        <table:table-column table:style-name="co1" table:default-cell-style-name="Background"/>
        <table:table-column table:style-name="co5" table:number-columns-repeated="233" table:default-cell-style-name="Background"/>
        <table:table-row table:style-name="ro1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12"/>
          <table:table-cell table:number-columns-repeated="233"/>
        </table:table-row>
        <table:table-row table:style-name="ro3">
          <table:table-cell/>
          <table:table-cell table:style-name="ce2"/>
          <table:table-cell table:style-name="Heading" office:value-type="string" table:number-columns-spanned="7" table:number-rows-spanned="1">
            <text:p>Annual Movie Visits per Resident</text:p>
          </table:table-cell>
          <table:covered-table-cell table:number-columns-repeated="6" table:style-name="ce6"/>
          <table:table-cell table:style-name="ce13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3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Overview</text:p>
          </table:table-cell>
          <table:covered-table-cell table:number-columns-repeated="2" table:style-name="ce6"/>
          <table:table-cell table:style-name="ce6" table:number-columns-repeated="4"/>
          <table:table-cell table:style-name="ce13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Age</text:p>
          </table:table-cell>
          <table:table-cell table:style-name="ce9" office:value-type="string">
            <text:p>under 12</text:p>
          </table:table-cell>
          <table:table-cell table:style-name="ce9" office:value-type="string">
            <text:p>12-25</text:p>
          </table:table-cell>
          <table:table-cell table:style-name="ce9" office:value-type="string">
            <text:p>26-40</text:p>
          </table:table-cell>
          <table:table-cell table:style-name="ce9" office:value-type="string">
            <text:p>Over 40</text:p>
          </table:table-cell>
          <table:table-cell table:style-name="Card_20_R">
            <draw:frame table:end-cell-address="Movie.I29" table:end-x="8.594cm" table:end-y="0.404cm" draw:z-index="2" svg:width="8.492cm" svg:height="11.067cm" svg:x="0.101cm" svg:y="0.098cm">
              <draw:object draw:notify-on-update-of-ranges="Movie.D7:Movie.H7 Movie.D27:Movie.H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2.sdc'#$Movie.D8]" office:value-type="string" office:string-value="Baltimore, MD">
            <text:p>Baltimore, MD</text:p>
          </table:table-cell>
          <table:table-cell table:style-name="ce10" table:formula="oooc:=['file:///C:/!OT/samples/english/spreadsheets/Movie2.sdc'#$Movie.E8]" office:value-type="float" office:value="3.5">
            <text:p>3.5</text:p>
          </table:table-cell>
          <table:table-cell table:style-name="ce10" table:formula="oooc:=['file:///C:/!OT/samples/english/spreadsheets/Movie2.sdc'#$Movie.F8]" office:value-type="float" office:value="5.6">
            <text:p>5.6</text:p>
          </table:table-cell>
          <table:table-cell table:style-name="ce10" table:formula="oooc:=['file:///C:/!OT/samples/english/spreadsheets/Movie2.sdc'#$Movie.G8]" office:value-type="float" office:value="5.3">
            <text:p>5.3</text:p>
          </table:table-cell>
          <table:table-cell table:style-name="ce10" table:formula="oooc:=['file:///C:/!OT/samples/english/spreadsheets/Movie2.sdc'#$Movie.H8]" office:value-type="float" office:value="0.2">
            <text:p>0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2.sdc'#$Movie.D9]" office:value-type="string" office:string-value="Boston, MA">
            <text:p>Boston, MA</text:p>
          </table:table-cell>
          <table:table-cell table:style-name="ce10" table:formula="oooc:=['file:///C:/!OT/samples/english/spreadsheets/Movie2.sdc'#$Movie.E9]" office:value-type="float" office:value="2.9">
            <text:p>2.9</text:p>
          </table:table-cell>
          <table:table-cell table:style-name="ce10" table:formula="oooc:=['file:///C:/!OT/samples/english/spreadsheets/Movie2.sdc'#$Movie.F9]" office:value-type="float" office:value="17.5">
            <text:p>17.5</text:p>
          </table:table-cell>
          <table:table-cell table:style-name="ce10" table:formula="oooc:=['file:///C:/!OT/samples/english/spreadsheets/Movie2.sdc'#$Movie.G9]" office:value-type="float" office:value="12.3">
            <text:p>12.3</text:p>
          </table:table-cell>
          <table:table-cell table:style-name="ce10" table:formula="oooc:=['file:///C:/!OT/samples/english/spreadsheets/Movie2.sdc'#$Movie.H9]" office:value-type="float" office:value="5.2">
            <text:p>5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2.sdc'#$Movie.D10]" office:value-type="string" office:string-value="Charleston, SC">
            <text:p>Charleston, SC</text:p>
          </table:table-cell>
          <table:table-cell table:style-name="ce10" table:formula="oooc:=['file:///C:/!OT/samples/english/spreadsheets/Movie2.sdc'#$Movie.E10]" office:value-type="float" office:value="3.5">
            <text:p>3.5</text:p>
          </table:table-cell>
          <table:table-cell table:style-name="ce10" table:formula="oooc:=['file:///C:/!OT/samples/english/spreadsheets/Movie2.sdc'#$Movie.F10]" office:value-type="float" office:value="6.5">
            <text:p>6.5</text:p>
          </table:table-cell>
          <table:table-cell table:style-name="ce10" table:formula="oooc:=['file:///C:/!OT/samples/english/spreadsheets/Movie2.sdc'#$Movie.G10]" office:value-type="float" office:value="4.2">
            <text:p>4.2</text:p>
          </table:table-cell>
          <table:table-cell table:style-name="ce10" table:formula="oooc:=['file:///C:/!OT/samples/english/spreadsheets/Movie2.sdc'#$Movie.H10]" office:value-type="float" office:value="0.4">
            <text:p>0.4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2.sdc'#$Movie.D11]" office:value-type="string" office:string-value="Miami, FL">
            <text:p>Miami, FL</text:p>
          </table:table-cell>
          <table:table-cell table:style-name="ce10" table:formula="oooc:=['file:///C:/!OT/samples/english/spreadsheets/Movie2.sdc'#$Movie.E11]" office:value-type="float" office:value="4.5">
            <text:p>4.5</text:p>
          </table:table-cell>
          <table:table-cell table:style-name="ce10" table:formula="oooc:=['file:///C:/!OT/samples/english/spreadsheets/Movie2.sdc'#$Movie.F11]" office:value-type="float" office:value="18.7">
            <text:p>18.7</text:p>
          </table:table-cell>
          <table:table-cell table:style-name="ce10" table:formula="oooc:=['file:///C:/!OT/samples/english/spreadsheets/Movie2.sdc'#$Movie.G11]" office:value-type="float" office:value="9.7">
            <text:p>9.7</text:p>
          </table:table-cell>
          <table:table-cell table:style-name="ce10" table:formula="oooc:=['file:///C:/!OT/samples/english/spreadsheets/Movie2.sdc'#$Movie.H11]" office:value-type="float" office:value="2.1">
            <text:p>2.1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2.sdc'#$Movie.D12]" office:value-type="string" office:string-value="New York, NY">
            <text:p>New York, NY</text:p>
          </table:table-cell>
          <table:table-cell table:style-name="ce10" table:formula="oooc:=['file:///C:/!OT/samples/english/spreadsheets/Movie2.sdc'#$Movie.E12]" office:value-type="float" office:value="3.1">
            <text:p>3.1</text:p>
          </table:table-cell>
          <table:table-cell table:style-name="ce10" table:formula="oooc:=['file:///C:/!OT/samples/english/spreadsheets/Movie2.sdc'#$Movie.F12]" office:value-type="float" office:value="5">
            <text:p>5.0</text:p>
          </table:table-cell>
          <table:table-cell table:style-name="ce10" table:formula="oooc:=['file:///C:/!OT/samples/english/spreadsheets/Movie2.sdc'#$Movie.G12]" office:value-type="float" office:value="4.2">
            <text:p>4.2</text:p>
          </table:table-cell>
          <table:table-cell table:style-name="ce10" table:formula="oooc:=['file:///C:/!OT/samples/english/spreadsheets/Movie2.sdc'#$Movie.H12]" office:value-type="float" office:value="1.5">
            <text:p>1.5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2.sdc'#$Movie.D13]" office:value-type="string" office:string-value="Norfolk, VA">
            <text:p>Norfolk, VA</text:p>
          </table:table-cell>
          <table:table-cell table:style-name="ce10" table:formula="oooc:=['file:///C:/!OT/samples/english/spreadsheets/Movie2.sdc'#$Movie.E13]" office:value-type="float" office:value="4.7">
            <text:p>4.7</text:p>
          </table:table-cell>
          <table:table-cell table:style-name="ce10" table:formula="oooc:=['file:///C:/!OT/samples/english/spreadsheets/Movie2.sdc'#$Movie.F13]" office:value-type="float" office:value="8.9">
            <text:p>8.9</text:p>
          </table:table-cell>
          <table:table-cell table:style-name="ce10" table:formula="oooc:=['file:///C:/!OT/samples/english/spreadsheets/Movie2.sdc'#$Movie.G13]" office:value-type="float" office:value="4.5">
            <text:p>4.5</text:p>
          </table:table-cell>
          <table:table-cell table:style-name="ce10" table:formula="oooc:=['file:///C:/!OT/samples/english/spreadsheets/Movie2.sdc'#$Movie.H13]" office:value-type="float" office:value="1.3">
            <text:p>1.3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2.sdc'#$Movie.D14]" office:value-type="string" office:string-value="Philadelphia, PN">
            <text:p>Philadelphia, PN</text:p>
          </table:table-cell>
          <table:table-cell table:style-name="ce10" table:formula="oooc:=['file:///C:/!OT/samples/english/spreadsheets/Movie2.sdc'#$Movie.E14]" office:value-type="float" office:value="5.2">
            <text:p>5.2</text:p>
          </table:table-cell>
          <table:table-cell table:style-name="ce10" table:formula="oooc:=['file:///C:/!OT/samples/english/spreadsheets/Movie2.sdc'#$Movie.F14]" office:value-type="float" office:value="16.3">
            <text:p>16.3</text:p>
          </table:table-cell>
          <table:table-cell table:style-name="ce10" table:formula="oooc:=['file:///C:/!OT/samples/english/spreadsheets/Movie2.sdc'#$Movie.G14]" office:value-type="float" office:value="5.9">
            <text:p>5.9</text:p>
          </table:table-cell>
          <table:table-cell table:style-name="ce10" table:formula="oooc:=['file:///C:/!OT/samples/english/spreadsheets/Movie2.sdc'#$Movie.H14]" office:value-type="float" office:value="0.2">
            <text:p>0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2.sdc'#$Movie.D15]" office:value-type="string" office:string-value="Providence, RI">
            <text:p>Providence, RI</text:p>
          </table:table-cell>
          <table:table-cell table:style-name="ce10" table:formula="oooc:=['file:///C:/!OT/samples/english/spreadsheets/Movie2.sdc'#$Movie.E15]" office:value-type="float" office:value="2.1">
            <text:p>2.1</text:p>
          </table:table-cell>
          <table:table-cell table:style-name="ce10" table:formula="oooc:=['file:///C:/!OT/samples/english/spreadsheets/Movie2.sdc'#$Movie.F15]" office:value-type="float" office:value="5.4">
            <text:p>5.4</text:p>
          </table:table-cell>
          <table:table-cell table:style-name="ce10" table:formula="oooc:=['file:///C:/!OT/samples/english/spreadsheets/Movie2.sdc'#$Movie.G15]" office:value-type="float" office:value="3.9">
            <text:p>3.9</text:p>
          </table:table-cell>
          <table:table-cell table:style-name="ce10" table:formula="oooc:=['file:///C:/!OT/samples/english/spreadsheets/Movie2.sdc'#$Movie.H15]" office:value-type="float" office:value="0.7">
            <text:p>0.7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2.sdc'#$Movie.D16]" office:value-type="string" office:string-value="Raleigh, NC">
            <text:p>Raleigh, NC</text:p>
          </table:table-cell>
          <table:table-cell table:style-name="ce10" table:formula="oooc:=['file:///C:/!OT/samples/english/spreadsheets/Movie2.sdc'#$Movie.E16]" office:value-type="float" office:value="4.9">
            <text:p>4.9</text:p>
          </table:table-cell>
          <table:table-cell table:style-name="ce10" table:formula="oooc:=['file:///C:/!OT/samples/english/spreadsheets/Movie2.sdc'#$Movie.F16]" office:value-type="float" office:value="9.8">
            <text:p>9.8</text:p>
          </table:table-cell>
          <table:table-cell table:style-name="ce10" table:formula="oooc:=['file:///C:/!OT/samples/english/spreadsheets/Movie2.sdc'#$Movie.G16]" office:value-type="float" office:value="6.4">
            <text:p>6.4</text:p>
          </table:table-cell>
          <table:table-cell table:style-name="ce10" table:formula="oooc:=['file:///C:/!OT/samples/english/spreadsheets/Movie2.sdc'#$Movie.H16]" office:value-type="float" office:value="0.9">
            <text:p>0.9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2.sdc'#$Movie.D17]" office:value-type="string" office:string-value="Richmond, VA">
            <text:p>Richmond, VA</text:p>
          </table:table-cell>
          <table:table-cell table:style-name="ce10" table:formula="oooc:=['file:///C:/!OT/samples/english/spreadsheets/Movie2.sdc'#$Movie.E17]" office:value-type="float" office:value="3.2">
            <text:p>3.2</text:p>
          </table:table-cell>
          <table:table-cell table:style-name="ce10" table:formula="oooc:=['file:///C:/!OT/samples/english/spreadsheets/Movie2.sdc'#$Movie.F17]" office:value-type="float" office:value="8">
            <text:p>8.0</text:p>
          </table:table-cell>
          <table:table-cell table:style-name="ce10" table:formula="oooc:=['file:///C:/!OT/samples/english/spreadsheets/Movie2.sdc'#$Movie.G17]" office:value-type="float" office:value="6.2">
            <text:p>6.2</text:p>
          </table:table-cell>
          <table:table-cell table:style-name="ce10" table:formula="oooc:=['file:///C:/!OT/samples/english/spreadsheets/Movie2.sdc'#$Movie.H17]" office:value-type="float" office:value="1.7">
            <text:p>1.7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2.sdc'#$Movie.D18]" office:value-type="string" office:string-value="Savannah, VA">
            <text:p>Savannah, VA</text:p>
          </table:table-cell>
          <table:table-cell table:style-name="ce10" table:formula="oooc:=['file:///C:/!OT/samples/english/spreadsheets/Movie2.sdc'#$Movie.E18]" office:value-type="float" office:value="2.1">
            <text:p>2.1</text:p>
          </table:table-cell>
          <table:table-cell table:style-name="ce10" table:formula="oooc:=['file:///C:/!OT/samples/english/spreadsheets/Movie2.sdc'#$Movie.F18]" office:value-type="float" office:value="6.3">
            <text:p>6.3</text:p>
          </table:table-cell>
          <table:table-cell table:style-name="ce10" table:formula="oooc:=['file:///C:/!OT/samples/english/spreadsheets/Movie2.sdc'#$Movie.G18]" office:value-type="float" office:value="5.9">
            <text:p>5.9</text:p>
          </table:table-cell>
          <table:table-cell table:style-name="ce10" table:formula="oooc:=['file:///C:/!OT/samples/english/spreadsheets/Movie2.sdc'#$Movie.H18]" office:value-type="float" office:value="1">
            <text:p>1.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3.sdc'#$Movie.D8]" office:value-type="string" office:string-value="Portland, OR">
            <text:p>Portland, OR</text:p>
          </table:table-cell>
          <table:table-cell table:style-name="ce10" table:formula="oooc:=['file:///C:/!OT/samples/english/spreadsheets/Movie3.sdc'#$Movie.E8]" office:value-type="float" office:value="4.1">
            <text:p>4.1</text:p>
          </table:table-cell>
          <table:table-cell table:style-name="ce10" table:formula="oooc:=['file:///C:/!OT/samples/english/spreadsheets/Movie3.sdc'#$Movie.F8]" office:value-type="float" office:value="7.8">
            <text:p>7.8</text:p>
          </table:table-cell>
          <table:table-cell table:style-name="ce10" table:formula="oooc:=['file:///C:/!OT/samples/english/spreadsheets/Movie3.sdc'#$Movie.G8]" office:value-type="float" office:value="5.6">
            <text:p>5.6</text:p>
          </table:table-cell>
          <table:table-cell table:style-name="ce10" table:formula="oooc:=['file:///C:/!OT/samples/english/spreadsheets/Movie3.sdc'#$Movie.H8]" office:value-type="float" office:value="2.3">
            <text:p>2.3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3.sdc'#$Movie.D9]" office:value-type="string" office:string-value="Sacramento, CA">
            <text:p>Sacramento, CA</text:p>
          </table:table-cell>
          <table:table-cell table:style-name="ce10" table:formula="oooc:=['file:///C:/!OT/samples/english/spreadsheets/Movie3.sdc'#$Movie.E9]" office:value-type="float" office:value="5.3">
            <text:p>5.3</text:p>
          </table:table-cell>
          <table:table-cell table:style-name="ce10" table:formula="oooc:=['file:///C:/!OT/samples/english/spreadsheets/Movie3.sdc'#$Movie.F9]" office:value-type="float" office:value="6.7">
            <text:p>6.7</text:p>
          </table:table-cell>
          <table:table-cell table:style-name="ce10" table:formula="oooc:=['file:///C:/!OT/samples/english/spreadsheets/Movie3.sdc'#$Movie.G9]" office:value-type="float" office:value="7.3">
            <text:p>7.3</text:p>
          </table:table-cell>
          <table:table-cell table:style-name="ce10" table:formula="oooc:=['file:///C:/!OT/samples/english/spreadsheets/Movie3.sdc'#$Movie.H9]" office:value-type="float" office:value="4.2">
            <text:p>4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3.sdc'#$Movie.D10]" office:value-type="string" office:string-value="Salem OR">
            <text:p>Salem OR</text:p>
          </table:table-cell>
          <table:table-cell table:style-name="ce10" table:formula="oooc:=['file:///C:/!OT/samples/english/spreadsheets/Movie3.sdc'#$Movie.E10]" office:value-type="float" office:value="6.1">
            <text:p>6.1</text:p>
          </table:table-cell>
          <table:table-cell table:style-name="ce10" table:formula="oooc:=['file:///C:/!OT/samples/english/spreadsheets/Movie3.sdc'#$Movie.F10]" office:value-type="float" office:value="8.6">
            <text:p>8.6</text:p>
          </table:table-cell>
          <table:table-cell table:style-name="ce10" table:formula="oooc:=['file:///C:/!OT/samples/english/spreadsheets/Movie3.sdc'#$Movie.G10]" office:value-type="float" office:value="4.5">
            <text:p>4.5</text:p>
          </table:table-cell>
          <table:table-cell table:style-name="ce10" table:formula="oooc:=['file:///C:/!OT/samples/english/spreadsheets/Movie3.sdc'#$Movie.H10]" office:value-type="float" office:value="1.2">
            <text:p>1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3.sdc'#$Movie.D11]" office:value-type="string" office:string-value="San Diego, CA">
            <text:p>San Diego, CA</text:p>
          </table:table-cell>
          <table:table-cell table:style-name="ce10" table:formula="oooc:=['file:///C:/!OT/samples/english/spreadsheets/Movie3.sdc'#$Movie.E11]" office:value-type="float" office:value="5.1">
            <text:p>5.1</text:p>
          </table:table-cell>
          <table:table-cell table:style-name="ce10" table:formula="oooc:=['file:///C:/!OT/samples/english/spreadsheets/Movie3.sdc'#$Movie.F11]" office:value-type="float" office:value="9.3">
            <text:p>9.3</text:p>
          </table:table-cell>
          <table:table-cell table:style-name="ce10" table:formula="oooc:=['file:///C:/!OT/samples/english/spreadsheets/Movie3.sdc'#$Movie.G11]" office:value-type="float" office:value="6.8">
            <text:p>6.8</text:p>
          </table:table-cell>
          <table:table-cell table:style-name="ce10" table:formula="oooc:=['file:///C:/!OT/samples/english/spreadsheets/Movie3.sdc'#$Movie.H11]" office:value-type="float" office:value="2.8">
            <text:p>2.8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3.sdc'#$Movie.D12]" office:value-type="string" office:string-value="Los Angeles, CA">
            <text:p>Los Angeles, CA</text:p>
          </table:table-cell>
          <table:table-cell table:style-name="ce10" table:formula="oooc:=['file:///C:/!OT/samples/english/spreadsheets/Movie3.sdc'#$Movie.E12]" office:value-type="float" office:value="3.4">
            <text:p>3.4</text:p>
          </table:table-cell>
          <table:table-cell table:style-name="ce10" table:formula="oooc:=['file:///C:/!OT/samples/english/spreadsheets/Movie3.sdc'#$Movie.F12]" office:value-type="float" office:value="13.9">
            <text:p>13.9</text:p>
          </table:table-cell>
          <table:table-cell table:style-name="ce10" table:formula="oooc:=['file:///C:/!OT/samples/english/spreadsheets/Movie3.sdc'#$Movie.G12]" office:value-type="float" office:value="7.3">
            <text:p>7.3</text:p>
          </table:table-cell>
          <table:table-cell table:style-name="ce10" table:formula="oooc:=['file:///C:/!OT/samples/english/spreadsheets/Movie3.sdc'#$Movie.H12]" office:value-type="float" office:value="1.5">
            <text:p>1.5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3.sdc'#$Movie.D13]" office:value-type="string" office:string-value="San Francisco, CA">
            <text:p>San Francisco, CA</text:p>
          </table:table-cell>
          <table:table-cell table:style-name="ce10" table:formula="oooc:=['file:///C:/!OT/samples/english/spreadsheets/Movie3.sdc'#$Movie.E13]" office:value-type="float" office:value="7.5">
            <text:p>7.5</text:p>
          </table:table-cell>
          <table:table-cell table:style-name="ce10" table:formula="oooc:=['file:///C:/!OT/samples/english/spreadsheets/Movie3.sdc'#$Movie.F13]" office:value-type="float" office:value="10.5">
            <text:p>10.5</text:p>
          </table:table-cell>
          <table:table-cell table:style-name="ce10" table:formula="oooc:=['file:///C:/!OT/samples/english/spreadsheets/Movie3.sdc'#$Movie.G13]" office:value-type="float" office:value="6.7">
            <text:p>6.7</text:p>
          </table:table-cell>
          <table:table-cell table:style-name="ce10" table:formula="oooc:=['file:///C:/!OT/samples/english/spreadsheets/Movie3.sdc'#$Movie.H13]" office:value-type="float" office:value="3.1">
            <text:p>3.1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e8" table:formula="oooc:=['file:///C:/!OT/samples/english/spreadsheets/Movie3.sdc'#$Movie.D14]" office:value-type="string" office:string-value="Seattle, WA">
            <text:p>Seattle, WA</text:p>
          </table:table-cell>
          <table:table-cell table:style-name="ce10" table:formula="oooc:=['file:///C:/!OT/samples/english/spreadsheets/Movie3.sdc'#$Movie.E14]" office:value-type="float" office:value="5">
            <text:p>5.0</text:p>
          </table:table-cell>
          <table:table-cell table:style-name="ce10" table:formula="oooc:=['file:///C:/!OT/samples/english/spreadsheets/Movie3.sdc'#$Movie.F14]" office:value-type="float" office:value="6.1">
            <text:p>6.1</text:p>
          </table:table-cell>
          <table:table-cell table:style-name="ce10" table:formula="oooc:=['file:///C:/!OT/samples/english/spreadsheets/Movie3.sdc'#$Movie.G14]" office:value-type="float" office:value="5.3">
            <text:p>5.3</text:p>
          </table:table-cell>
          <table:table-cell table:style-name="ce10" table:formula="oooc:=['file:///C:/!OT/samples/english/spreadsheets/Movie3.sdc'#$Movie.H14]" office:value-type="float" office:value="4.2">
            <text:p>4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Card" table:number-columns-repeated="5"/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Minimum</text:p>
          </table:table-cell>
          <table:table-cell table:style-name="ce11" table:formula="oooc:=MIN([.E7:.E24])" office:value-type="float" office:value="2.1">
            <text:p>2.1</text:p>
          </table:table-cell>
          <table:table-cell table:style-name="ce11" table:formula="oooc:=MIN([.F7:.F24])" office:value-type="float" office:value="5">
            <text:p>5.0</text:p>
          </table:table-cell>
          <table:table-cell table:style-name="ce11" table:formula="oooc:=MIN([.G7:.G24])" office:value-type="float" office:value="3.9">
            <text:p>3.9</text:p>
          </table:table-cell>
          <table:table-cell table:style-name="ce11" table:formula="oooc:=MIN([.H7:.H24])" office:value-type="float" office:value="0.2">
            <text:p>0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Average</text:p>
          </table:table-cell>
          <table:table-cell table:style-name="ce11" table:formula="oooc:=AVERAGE([.E13:.E25])" office:value-type="float" office:value="4.51538461538462">
            <text:p>4.5</text:p>
          </table:table-cell>
          <table:table-cell table:style-name="ce11" table:formula="oooc:=AVERAGE([.F13:.F25])" office:value-type="float" office:value="9.04615384615385">
            <text:p>9.0</text:p>
          </table:table-cell>
          <table:table-cell table:style-name="ce11" table:formula="oooc:=AVERAGE([.G13:.G25])" office:value-type="float" office:value="5.86923076923077">
            <text:p>5.9</text:p>
          </table:table-cell>
          <table:table-cell table:style-name="ce11" table:formula="oooc:=AVERAGE([.H13:.H25])" office:value-type="float" office:value="1.93076923076923">
            <text:p>1.9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Maximum</text:p>
          </table:table-cell>
          <table:table-cell table:style-name="ce11" table:formula="oooc:=MAX([.E8:.E25])" office:value-type="float" office:value="7.5">
            <text:p>7.5</text:p>
          </table:table-cell>
          <table:table-cell table:style-name="ce11" table:formula="oooc:=MAX([.F8:.F25])" office:value-type="float" office:value="18.7">
            <text:p>18.7</text:p>
          </table:table-cell>
          <table:table-cell table:style-name="ce11" table:formula="oooc:=MAX([.G8:.G25])" office:value-type="float" office:value="12.3">
            <text:p>12.3</text:p>
          </table:table-cell>
          <table:table-cell table:style-name="ce11" table:formula="oooc:=MAX([.H8:.H25])" office:value-type="float" office:value="5.2">
            <text:p>5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3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4"/>
          <table:table-cell table:number-columns-repeated="233"/>
        </table:table-row>
        <table:table-row table:style-name="ro2" table:number-rows-repeated="31968">
          <table:table-cell table:number-columns-repeated="243"/>
        </table:table-row>
        <table:table-row table:style-name="ro2">
          <table:table-cell table:number-columns-repeated="243"/>
        </table:table-row>
      </table:table>
      <table:table table:name="'file:///C:/!OT/samples/english/spreadsheets/Movie2.sdc'#kinobesuche" table:style-name="ta2" table:protected="true" table:print="false">
        <table:table-source xlink:href="../../../../../!OT/samples/english/spreadsheets/Movie2.sdc" table:table-name="kinobesuche" table:filter-name="StarCalc 5.0" table:mode="copy-results-only" table:refresh-delay="PT02H32M03S"/>
        <table:table-column table:style-name="co1" table:number-columns-repeated="3" table:default-cell-style-name="ce15"/>
        <table:table-column table:style-name="co6" table:default-cell-style-name="ce15"/>
        <table:table-column table:style-name="co5" table:number-columns-repeated="4" table:default-cell-style-name="ce15"/>
        <table:table-column table:style-name="co1" table:number-columns-repeated="2" table:default-cell-style-name="ce15"/>
        <table:table-column table:style-name="co5" table:number-columns-repeated="246" table:default-cell-style-name="ce15"/>
        <table:table-row table:style-name="ro1">
          <table:table-cell office:value-type="string">
            <text:p>Nem sikerült frissíteni a hivatkozást.</text:p>
          </table:table-cell>
          <table:table-cell table:number-columns-repeated="255"/>
        </table:table-row>
        <table:table-row table:style-name="ro2">
          <table:table-cell office:value-type="string">
            <text:p>Fájl:</text:p>
          </table:table-cell>
          <table:table-cell office:value-type="string">
            <text:p>file:///C:/!OT/samples/english/spreadsheets/Movie2.sdc</text:p>
          </table:table-cell>
          <table:table-cell table:number-columns-repeated="254"/>
        </table:table-row>
        <table:table-row table:style-name="ro2">
          <table:table-cell office:value-type="string">
            <text:p>Munkalap:</text:p>
          </table:table-cell>
          <table:table-cell office:value-type="string">
            <text:p>kinobesuche</text:p>
          </table:table-cell>
          <table:table-cell table:number-columns-repeated="254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'file:///C:/!OT/samples/english/spreadsheets/Movie3.sdc'#kinobesuche" table:style-name="ta2" table:protected="true" table:print="false">
        <table:table-source xlink:href="../../../../../!OT/samples/english/spreadsheets/Movie3.sdc" table:table-name="kinobesuche" table:filter-name="StarCalc 5.0" table:mode="copy-results-only" table:refresh-delay="PT02H31M46S"/>
        <table:table-column table:style-name="co1" table:number-columns-repeated="3" table:default-cell-style-name="ce15"/>
        <table:table-column table:style-name="co6" table:default-cell-style-name="ce15"/>
        <table:table-column table:style-name="co5" table:number-columns-repeated="4" table:default-cell-style-name="ce15"/>
        <table:table-column table:style-name="co1" table:number-columns-repeated="2" table:default-cell-style-name="ce15"/>
        <table:table-column table:style-name="co5" table:number-columns-repeated="246" table:default-cell-style-name="ce15"/>
        <table:table-row table:style-name="ro1">
          <table:table-cell office:value-type="string">
            <text:p>Nem sikerült frissíteni a hivatkozást.</text:p>
          </table:table-cell>
          <table:table-cell table:number-columns-repeated="255"/>
        </table:table-row>
        <table:table-row table:style-name="ro2">
          <table:table-cell office:value-type="string">
            <text:p>Fájl:</text:p>
          </table:table-cell>
          <table:table-cell office:value-type="string">
            <text:p>file:///C:/!OT/samples/english/spreadsheets/Movie3.sdc</text:p>
          </table:table-cell>
          <table:table-cell table:number-columns-repeated="254"/>
        </table:table-row>
        <table:table-row table:style-name="ro2">
          <table:table-cell office:value-type="string">
            <text:p>Munkalap:</text:p>
          </table:table-cell>
          <table:table-cell office:value-type="string">
            <text:p>kinobesuche</text:p>
          </table:table-cell>
          <table:table-cell table:number-columns-repeated="254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'file:///C:/!OT/samples/english/spreadsheets/Movie2.sdc'#Movie" table:style-name="ta2" table:protected="true" table:print="false">
        <table:table-source xlink:href="../../../../../!OT/samples/english/spreadsheets/Movie2.sdc" table:table-name="Movie" table:filter-name="StarCalc 5.0" table:mode="copy-results-only" table:refresh-delay="PT02H32M03S"/>
        <table:table-column table:style-name="co1" table:number-columns-repeated="3" table:default-cell-style-name="Background"/>
        <table:table-column table:style-name="co7" table:default-cell-style-name="Background"/>
        <table:table-column table:style-name="co5" table:number-columns-repeated="4" table:default-cell-style-name="Background"/>
        <table:table-column table:style-name="co1" table:number-columns-repeated="2" table:default-cell-style-name="Background"/>
        <table:table-column table:style-name="co5" table:number-columns-repeated="233" table:default-cell-style-name="Background"/>
        <table:table-row table:style-name="ro1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12"/>
          <table:table-cell table:number-columns-repeated="233"/>
        </table:table-row>
        <table:table-row table:style-name="ro3">
          <table:table-cell/>
          <table:table-cell table:style-name="ce2"/>
          <table:table-cell table:style-name="ce16" office:value-type="string" table:number-columns-spanned="7" table:number-rows-spanned="1">
            <text:p>Annual Movie Visits per Resident</text:p>
          </table:table-cell>
          <table:covered-table-cell table:number-columns-repeated="6" table:style-name="ce6"/>
          <table:table-cell table:style-name="ce13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3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East Coast Cities</text:p>
          </table:table-cell>
          <table:covered-table-cell table:number-columns-repeated="2" table:style-name="ce6"/>
          <table:table-cell table:style-name="ce6" table:number-columns-repeated="4"/>
          <table:table-cell table:style-name="ce13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Age</text:p>
          </table:table-cell>
          <table:table-cell table:style-name="ce9" office:value-type="string">
            <text:p>under 12</text:p>
          </table:table-cell>
          <table:table-cell table:style-name="ce9" office:value-type="string">
            <text:p>12-25</text:p>
          </table:table-cell>
          <table:table-cell table:style-name="ce9" office:value-type="string">
            <text:p>26-40</text:p>
          </table:table-cell>
          <table:table-cell table:style-name="ce9" office:value-type="string">
            <text:p>Over 4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Baltimore, MD</text:p>
          </table:table-cell>
          <table:table-cell table:style-name="Input_20_Without_20_Currency" office:value-type="float" office:value="3.5">
            <text:p>3.5</text:p>
          </table:table-cell>
          <table:table-cell table:style-name="Input_20_Without_20_Currency" office:value-type="float" office:value="5.6">
            <text:p>5.6</text:p>
          </table:table-cell>
          <table:table-cell table:style-name="Input_20_Without_20_Currency" office:value-type="float" office:value="5.3">
            <text:p>5.3</text:p>
          </table:table-cell>
          <table:table-cell table:style-name="Input_20_Without_20_Currency" office:value-type="float" office:value="0.2">
            <text:p>0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Boston, MA</text:p>
          </table:table-cell>
          <table:table-cell table:style-name="Input_20_Without_20_Currency" office:value-type="float" office:value="2.9">
            <text:p>2.9</text:p>
          </table:table-cell>
          <table:table-cell table:style-name="Input_20_Without_20_Currency" office:value-type="float" office:value="17.5">
            <text:p>17.5</text:p>
          </table:table-cell>
          <table:table-cell table:style-name="Input_20_Without_20_Currency" office:value-type="float" office:value="12.3">
            <text:p>12.3</text:p>
          </table:table-cell>
          <table:table-cell table:style-name="Input_20_Without_20_Currency" office:value-type="float" office:value="5.2">
            <text:p>5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Charleston, SC</text:p>
          </table:table-cell>
          <table:table-cell table:style-name="Input_20_Without_20_Currency" office:value-type="float" office:value="3.5">
            <text:p>3.5</text:p>
          </table:table-cell>
          <table:table-cell table:style-name="Input_20_Without_20_Currency" office:value-type="float" office:value="6.5">
            <text:p>6.5</text:p>
          </table:table-cell>
          <table:table-cell table:style-name="Input_20_Without_20_Currency" office:value-type="float" office:value="4.2">
            <text:p>4.2</text:p>
          </table:table-cell>
          <table:table-cell table:style-name="Input_20_Without_20_Currency" office:value-type="float" office:value="0.4">
            <text:p>0.4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Miami, FL</text:p>
          </table:table-cell>
          <table:table-cell table:style-name="Input_20_Without_20_Currency" office:value-type="float" office:value="4.5">
            <text:p>4.5</text:p>
          </table:table-cell>
          <table:table-cell table:style-name="Input_20_Without_20_Currency" office:value-type="float" office:value="18.7">
            <text:p>18.7</text:p>
          </table:table-cell>
          <table:table-cell table:style-name="Input_20_Without_20_Currency" office:value-type="float" office:value="9.7">
            <text:p>9.7</text:p>
          </table:table-cell>
          <table:table-cell table:style-name="Input_20_Without_20_Currency" office:value-type="float" office:value="2.1">
            <text:p>2.1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New York, NY</text:p>
          </table:table-cell>
          <table:table-cell table:style-name="Input_20_Without_20_Currency" office:value-type="float" office:value="3.1">
            <text:p>3.1</text:p>
          </table:table-cell>
          <table:table-cell table:style-name="Input_20_Without_20_Currency" office:value-type="float" office:value="5">
            <text:p>5</text:p>
          </table:table-cell>
          <table:table-cell table:style-name="Input_20_Without_20_Currency" office:value-type="float" office:value="4.2">
            <text:p>4.2</text:p>
          </table:table-cell>
          <table:table-cell table:style-name="Input_20_Without_20_Currency" office:value-type="float" office:value="1.5">
            <text:p>1.5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Norfolk, VA</text:p>
          </table:table-cell>
          <table:table-cell table:style-name="Input_20_Without_20_Currency" office:value-type="float" office:value="4.7">
            <text:p>4.7</text:p>
          </table:table-cell>
          <table:table-cell table:style-name="Input_20_Without_20_Currency" office:value-type="float" office:value="8.9">
            <text:p>8.9</text:p>
          </table:table-cell>
          <table:table-cell table:style-name="Input_20_Without_20_Currency" office:value-type="float" office:value="4.5">
            <text:p>4.5</text:p>
          </table:table-cell>
          <table:table-cell table:style-name="Input_20_Without_20_Currency" office:value-type="float" office:value="1.3">
            <text:p>1.3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Philadelphia, PN</text:p>
          </table:table-cell>
          <table:table-cell table:style-name="Input_20_Without_20_Currency" office:value-type="float" office:value="5.2">
            <text:p>5.2</text:p>
          </table:table-cell>
          <table:table-cell table:style-name="Input_20_Without_20_Currency" office:value-type="float" office:value="16.3">
            <text:p>16.3</text:p>
          </table:table-cell>
          <table:table-cell table:style-name="Input_20_Without_20_Currency" office:value-type="float" office:value="5.9">
            <text:p>5.9</text:p>
          </table:table-cell>
          <table:table-cell table:style-name="Input_20_Without_20_Currency" office:value-type="float" office:value="0.2">
            <text:p>0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Providence, RI</text:p>
          </table:table-cell>
          <table:table-cell table:style-name="Input_20_Without_20_Currency" office:value-type="float" office:value="2.1">
            <text:p>2.1</text:p>
          </table:table-cell>
          <table:table-cell table:style-name="Input_20_Without_20_Currency" office:value-type="float" office:value="5.4">
            <text:p>5.4</text:p>
          </table:table-cell>
          <table:table-cell table:style-name="Input_20_Without_20_Currency" office:value-type="float" office:value="3.9">
            <text:p>3.9</text:p>
          </table:table-cell>
          <table:table-cell table:style-name="Input_20_Without_20_Currency" office:value-type="float" office:value="0.7">
            <text:p>0.7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Raleigh, NC</text:p>
          </table:table-cell>
          <table:table-cell table:style-name="Input_20_Without_20_Currency" office:value-type="float" office:value="4.9">
            <text:p>4.9</text:p>
          </table:table-cell>
          <table:table-cell table:style-name="Input_20_Without_20_Currency" office:value-type="float" office:value="9.8">
            <text:p>9.8</text:p>
          </table:table-cell>
          <table:table-cell table:style-name="Input_20_Without_20_Currency" office:value-type="float" office:value="6.4">
            <text:p>6.4</text:p>
          </table:table-cell>
          <table:table-cell table:style-name="Input_20_Without_20_Currency" office:value-type="float" office:value="0.9">
            <text:p>0.9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Richmond, VA</text:p>
          </table:table-cell>
          <table:table-cell table:style-name="Input_20_Without_20_Currency" office:value-type="float" office:value="3.2">
            <text:p>3.2</text:p>
          </table:table-cell>
          <table:table-cell table:style-name="Input_20_Without_20_Currency" office:value-type="float" office:value="8">
            <text:p>8</text:p>
          </table:table-cell>
          <table:table-cell table:style-name="Input_20_Without_20_Currency" office:value-type="float" office:value="6.2">
            <text:p>6.2</text:p>
          </table:table-cell>
          <table:table-cell table:style-name="Input_20_Without_20_Currency" office:value-type="float" office:value="1.7">
            <text:p>1.7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Savannah, VA</text:p>
          </table:table-cell>
          <table:table-cell table:style-name="Input_20_Without_20_Currency" office:value-type="float" office:value="2.1">
            <text:p>2.1</text:p>
          </table:table-cell>
          <table:table-cell table:style-name="Input_20_Without_20_Currency" office:value-type="float" office:value="6.3">
            <text:p>6.3</text:p>
          </table:table-cell>
          <table:table-cell table:style-name="Input_20_Without_20_Currency" office:value-type="float" office:value="5.9">
            <text:p>5.9</text:p>
          </table:table-cell>
          <table:table-cell table:style-name="Input_20_Without_20_Currency" office:value-type="float" office:value="1">
            <text:p>1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3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4"/>
          <table:table-cell table:number-columns-repeated="233"/>
        </table:table-row>
        <table:table-row table:style-name="ro2" table:number-rows-repeated="31979">
          <table:table-cell table:number-columns-repeated="243"/>
        </table:table-row>
        <table:table-row table:style-name="ro2">
          <table:table-cell table:number-columns-repeated="243"/>
        </table:table-row>
      </table:table>
      <table:table table:name="'file:///C:/!OT/samples/english/spreadsheets/Movie3.sdc'#Movie" table:style-name="ta2" table:protected="true" table:print="false">
        <table:table-source xlink:href="../../../../../!OT/samples/english/spreadsheets/Movie3.sdc" table:table-name="Movie" table:filter-name="StarCalc 5.0" table:mode="copy-results-only" table:refresh-delay="PT02H31M46S"/>
        <table:table-column table:style-name="co1" table:number-columns-repeated="3" table:default-cell-style-name="Background"/>
        <table:table-column table:style-name="co8" table:default-cell-style-name="Background"/>
        <table:table-column table:style-name="co5" table:number-columns-repeated="4" table:default-cell-style-name="Background"/>
        <table:table-column table:style-name="co1" table:number-columns-repeated="2" table:default-cell-style-name="Background"/>
        <table:table-column table:style-name="co5" table:number-columns-repeated="233" table:default-cell-style-name="Background"/>
        <table:table-row table:style-name="ro1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12"/>
          <table:table-cell table:number-columns-repeated="233"/>
        </table:table-row>
        <table:table-row table:style-name="ro3">
          <table:table-cell/>
          <table:table-cell table:style-name="ce2"/>
          <table:table-cell table:style-name="ce16" office:value-type="string" table:number-columns-spanned="7" table:number-rows-spanned="1">
            <text:p>Annual Movie Visits per Resident</text:p>
          </table:table-cell>
          <table:covered-table-cell table:number-columns-repeated="6" table:style-name="ce6"/>
          <table:table-cell table:style-name="ce13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3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West Coast Cities</text:p>
          </table:table-cell>
          <table:covered-table-cell table:number-columns-repeated="2" table:style-name="ce6"/>
          <table:table-cell table:style-name="ce6" table:number-columns-repeated="4"/>
          <table:table-cell table:style-name="ce13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Age</text:p>
          </table:table-cell>
          <table:table-cell table:style-name="ce9" office:value-type="string">
            <text:p>under 12</text:p>
          </table:table-cell>
          <table:table-cell table:style-name="ce9" office:value-type="string">
            <text:p>12-25</text:p>
          </table:table-cell>
          <table:table-cell table:style-name="ce9" office:value-type="string">
            <text:p>26-40</text:p>
          </table:table-cell>
          <table:table-cell table:style-name="ce9" office:value-type="string">
            <text:p>Over 4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Portland, OR</text:p>
          </table:table-cell>
          <table:table-cell table:style-name="Input_20_Without_20_Currency" office:value-type="float" office:value="4.1">
            <text:p>4.1</text:p>
          </table:table-cell>
          <table:table-cell table:style-name="Input_20_Without_20_Currency" office:value-type="float" office:value="7.8">
            <text:p>7.8</text:p>
          </table:table-cell>
          <table:table-cell table:style-name="Input_20_Without_20_Currency" office:value-type="float" office:value="5.6">
            <text:p>5.6</text:p>
          </table:table-cell>
          <table:table-cell table:style-name="Input_20_Without_20_Currency" office:value-type="float" office:value="2.3">
            <text:p>2.3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Sacramento, CA</text:p>
          </table:table-cell>
          <table:table-cell table:style-name="Input_20_Without_20_Currency" office:value-type="float" office:value="5.3">
            <text:p>5.3</text:p>
          </table:table-cell>
          <table:table-cell table:style-name="Input_20_Without_20_Currency" office:value-type="float" office:value="6.7">
            <text:p>6.7</text:p>
          </table:table-cell>
          <table:table-cell table:style-name="Input_20_Without_20_Currency" office:value-type="float" office:value="7.3">
            <text:p>7.3</text:p>
          </table:table-cell>
          <table:table-cell table:style-name="Input_20_Without_20_Currency" office:value-type="float" office:value="4.2">
            <text:p>4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Salem OR</text:p>
          </table:table-cell>
          <table:table-cell table:style-name="Input_20_Without_20_Currency" office:value-type="float" office:value="6.1">
            <text:p>6.1</text:p>
          </table:table-cell>
          <table:table-cell table:style-name="Input_20_Without_20_Currency" office:value-type="float" office:value="8.6">
            <text:p>8.6</text:p>
          </table:table-cell>
          <table:table-cell table:style-name="Input_20_Without_20_Currency" office:value-type="float" office:value="4.5">
            <text:p>4.5</text:p>
          </table:table-cell>
          <table:table-cell table:style-name="Input_20_Without_20_Currency" office:value-type="float" office:value="1.2">
            <text:p>1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San Diego, CA</text:p>
          </table:table-cell>
          <table:table-cell table:style-name="Input_20_Without_20_Currency" office:value-type="float" office:value="5.1">
            <text:p>5.1</text:p>
          </table:table-cell>
          <table:table-cell table:style-name="Input_20_Without_20_Currency" office:value-type="float" office:value="9.3">
            <text:p>9.3</text:p>
          </table:table-cell>
          <table:table-cell table:style-name="Input_20_Without_20_Currency" office:value-type="float" office:value="6.8">
            <text:p>6.8</text:p>
          </table:table-cell>
          <table:table-cell table:style-name="Input_20_Without_20_Currency" office:value-type="float" office:value="2.8">
            <text:p>2.8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Los Angeles, CA</text:p>
          </table:table-cell>
          <table:table-cell table:style-name="Input_20_Without_20_Currency" office:value-type="float" office:value="3.4">
            <text:p>3.4</text:p>
          </table:table-cell>
          <table:table-cell table:style-name="Input_20_Without_20_Currency" office:value-type="float" office:value="13.9">
            <text:p>13.9</text:p>
          </table:table-cell>
          <table:table-cell table:style-name="Input_20_Without_20_Currency" office:value-type="float" office:value="7.3">
            <text:p>7.3</text:p>
          </table:table-cell>
          <table:table-cell table:style-name="Input_20_Without_20_Currency" office:value-type="float" office:value="1.5">
            <text:p>1.5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San Francisco, CA</text:p>
          </table:table-cell>
          <table:table-cell table:style-name="Input_20_Without_20_Currency" office:value-type="float" office:value="7.5">
            <text:p>7.5</text:p>
          </table:table-cell>
          <table:table-cell table:style-name="Input_20_Without_20_Currency" office:value-type="float" office:value="10.5">
            <text:p>10.5</text:p>
          </table:table-cell>
          <table:table-cell table:style-name="Input_20_Without_20_Currency" office:value-type="float" office:value="6.7">
            <text:p>6.7</text:p>
          </table:table-cell>
          <table:table-cell table:style-name="Input_20_Without_20_Currency" office:value-type="float" office:value="3.1">
            <text:p>3.1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ard_20_L"/>
          <table:table-cell table:style-name="Column_20_Header" office:value-type="string">
            <text:p>Seattle, WA</text:p>
          </table:table-cell>
          <table:table-cell table:style-name="Input_20_Without_20_Currency" office:value-type="float" office:value="5">
            <text:p>5</text:p>
          </table:table-cell>
          <table:table-cell table:style-name="Input_20_Without_20_Currency" office:value-type="float" office:value="6.1">
            <text:p>6.1</text:p>
          </table:table-cell>
          <table:table-cell table:style-name="Input_20_Without_20_Currency" office:value-type="float" office:value="5.3">
            <text:p>5.3</text:p>
          </table:table-cell>
          <table:table-cell table:style-name="Input_20_Without_20_Currency" office:value-type="float" office:value="4.2">
            <text:p>4.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3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4"/>
          <table:table-cell table:number-columns-repeated="233"/>
        </table:table-row>
        <table:table-row table:style-name="ro2" table:number-rows-repeated="31983">
          <table:table-cell table:number-columns-repeated="243"/>
        </table:table-row>
        <table:table-row table:style-name="ro2">
          <table:table-cell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.53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fo:color="#000000" fo:font-family="'Times New Roman'" style:font-family-generic="roman" fo:font-size="12pt" fo:language="en" fo:country="US" style:font-size-asian="24pt" style:language-asian="hu" style:country-asian="HU" style:font-size-complex="24pt" style:language-complex="hu" style:country-complex="HU"/>
    </style:default-style>
    <number:number-style style:name="N5000" number:language="en" number:country="US">
      <number:number number:min-integer-digits="1"/>
    </number:number-style>
    <number:currency-style style:name="N5022P0" style:volatile="true" number:language="en" number:country="US" number:automatic-order="true">
      <number:currency-symbol/>
      <number:number number:decimal-places="0" number:min-integer-digits="1" number:grouping="true"/>
    </number:currency-style>
    <number:currency-style style:name="N5022" number:language="en" number:country="US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5022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" number:min-integer-digits="1"/>
    </number:number-style>
    <number:currency-style style:name="N112">
      <number:number number:decimal-places="0" number:min-integer-digits="1"/>
      <number:text> </number:text>
      <number:currency-symbol>$</number:currency-symbol>
    </number:currency-style>
    <number:number-style style:name="N5107" number:language="en" number:country="US" number:title="Benutzerdefiniert">
      <number:number number:decimal-places="1" number:min-integer-digits="1"/>
    </number:number-style>
    <number:number-style style:name="N10109P0" style:volatile="true" number:language="de" number:country="DE">
      <number:number number:decimal-places="2" number:min-integer-digits="1" number:grouping="true"/>
      <number:text> EUR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EUR</number:text>
      <style:map style:condition="value()&gt;=0" style:apply-style-name="N10109P0"/>
    </number:number-style>
    <number:currency-style style:name="N10111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10111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111P0"/>
    </number:currency-style>
    <number:currency-style style:name="N10113P0" style:volatile="true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10113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10113P0"/>
    </number:currency-style>
    <number:number-style style:name="N10114" number:language="de" number:country="DE" number:title="Benutzerdefiniert">
      <number:number number:decimal-places="1" number:min-integer-digits="1" number:grouping="true"/>
    </number:number-style>
    <number:number-style style:name="N10115" number:language="de" number:country="DE">
      <number:number number:decimal-places="1" number:min-integer-digits="1"/>
    </number:number-style>
    <style:style style:name="Default" style:family="table-cell" style:data-style-name="N5000">
      <style:table-cell-properties style:text-align-source="value-type" style:repeat-content="false" style:vertical-align="middle"/>
      <style:text-properties fo:language="en" fo:country="US"/>
    </style:style>
    <style:style style:name="Result" style:family="table-cell" style:parent-style-name="Default" style:data-style-name="N5022">
      <style:table-cell-properties fo:background-color="#e6e6e6" fo:border="0.002cm solid #00000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Heading" style:family="table-cell" style:parent-style-name="Default" style:data-style-name="N5000">
      <style:table-cell-properties fo:background-color="#000080" style:text-align-source="fix" style:repeat-content="false" fo:border="0.002cm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 style:data-style-name="N5000">
      <style:table-cell-properties fo:background-color="#e6e6ff"/>
      <style:text-properties fo:color="#000080" fo:font-size="10pt"/>
    </style:style>
    <style:style style:name="Background" style:family="table-cell" style:parent-style-name="Default" style:data-style-name="N5000">
      <style:table-cell-properties fo:background-color="#000080"/>
      <style:text-properties fo:color="#c0c0c0"/>
    </style:style>
    <style:style style:name="Card" style:family="table-cell" style:parent-style-name="Default" style:data-style-name="N5000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5022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d_20_TL" style:display-name="Card TL" style:family="table-cell" style:parent-style-name="Card" style:data-style-name="N5000">
      <style:table-cell-properties fo:border-bottom="none" fo:border-left="0.002cm solid #000080" fo:border-right="none" fo:border-top="0.002cm solid #000080"/>
    </style:style>
    <style:style style:name="Card_20_T" style:display-name="Card T" style:family="table-cell" style:parent-style-name="Card" style:data-style-name="N5000">
      <style:table-cell-properties fo:border-bottom="none" fo:border-left="none" fo:border-right="none" fo:border-top="0.002cm solid #000080"/>
    </style:style>
    <style:style style:name="Card_20_TR" style:display-name="Card TR" style:family="table-cell" style:parent-style-name="Card" style:data-style-name="N5000">
      <style:table-cell-properties fo:border-bottom="none" fo:border-left="none" fo:border-right="0.002cm solid #000080" fo:border-top="0.002cm solid #000080"/>
    </style:style>
    <style:style style:name="Card_20_L" style:display-name="Card L" style:family="table-cell" style:parent-style-name="Card" style:data-style-name="N5000">
      <style:table-cell-properties fo:border-bottom="none" fo:border-left="0.002cm solid #000080" fo:border-right="none" fo:border-top="none"/>
    </style:style>
    <style:style style:name="Card_20_R" style:display-name="Card R" style:family="table-cell" style:parent-style-name="Card" style:data-style-name="N5000">
      <style:table-cell-properties fo:border-bottom="none" fo:border-left="none" fo:border-right="0.002cm solid #000080" fo:border-top="none"/>
    </style:style>
    <style:style style:name="Card_20_B" style:display-name="Card B" style:family="table-cell" style:parent-style-name="Card" style:data-style-name="N5000">
      <style:table-cell-properties fo:border-bottom="0.002cm solid #000080" fo:border-left="none" fo:border-right="none" fo:border-top="none"/>
    </style:style>
    <style:style style:name="Card_20_BL" style:display-name="Card BL" style:family="table-cell" style:parent-style-name="Card" style:data-style-name="N5000">
      <style:table-cell-properties fo:border-bottom="0.002cm solid #000080" fo:border-left="0.002cm solid #000080" fo:border-right="none" fo:border-top="none"/>
    </style:style>
    <style:style style:name="Card_20_BR" style:display-name="Card BR" style:family="table-cell" style:parent-style-name="Card" style:data-style-name="N5000">
      <style:table-cell-properties fo:border-bottom="0.002cm solid #000080" fo:border-left="none" fo:border-right="0.002cm solid #000080" fo:border-top="none"/>
    </style:style>
    <style:style style:name="Column_20_Header" style:display-name="Column Header" style:family="table-cell" style:parent-style-name="Card" style:data-style-name="N5000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Result_20_Without_20_Currency" style:display-name="Result Without Currency" style:family="table-cell" style:parent-style-name="Result" style:data-style-name="N5000"/>
    <style:style style:name="Input_20_Without_20_Currency" style:display-name="Input Without Currency" style:family="table-cell" style:parent-style-name="Input" style:data-style-name="N5000"/>
  </office:styles>
  <office:automatic-styles>
    <style:page-layout style:name="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fo:page-width="27.94cm" fo:page-height="21.59cm" style:num-format="1" style:print-orientation="portrait" style:table-centering="horizontal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none" fo:padding="0cm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06-11-30">2006.11.30</text:date>, <text:time>08:40:58</text:time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Movie 1, Overview</dc:title>
    <dc:description>Contains links to cells in the documents Movie2 and Movie3</dc:description>
    <meta:initial-creator>Peter Thielmann</meta:initial-creator>
    <meta:creation-date>1999-09-22T10:02:32</meta:creation-date>
    <dc:date>2006-11-30T08:40:58</dc:date>
    <dc:language>en-US</dc:language>
    <meta:editing-cycles>37</meta:editing-cycles>
    <meta:editing-duration>PT6H5M20S</meta:editing-duration>
    <meta:user-defined meta:name="Info 0"/>
    <meta:user-defined meta:name="Info 1"/>
    <meta:user-defined meta:name="Info 2"/>
    <meta:user-defined meta:name="Info 3"/>
    <meta:document-statistic meta:table-count="5" meta:cell-count="2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107" number:language="en" number:country="US" number:title="Benutzerdefiniert">
      <number:number number:decimal-places="1" number:min-integer-digits="1"/>
    </number:number-style>
    <style:style style:name="ch1" style:family="chart">
      <style:graphic-properties draw:stroke="solid" svg:stroke-width="0cm" svg:stroke-color="#000000" draw:fill="solid" draw:fill-color="#e6e6e6" draw:fill-image-width="1cm" draw:fill-image-height="1cm"/>
    </style:style>
    <style:style style:name="ch2" style:family="chart">
      <style:chart-properties style:direction="ltr"/>
      <style:graphic-properties draw:stroke="none" svg:stroke-width="0cm" svg:stroke-color="#000000" draw:fill="none" draw:fill-color="#e6e6e6" draw:fill-image-width="1cm" draw:fill-image-height="1cm"/>
      <style:text-properties fo:color="#000000" fo:font-family="Arial" style:font-family-generic="swiss" style:font-pitch="variable" fo:font-size="16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chart-properties style:direction="ltr"/>
      <style:graphic-properties draw:stroke="none" svg:stroke-width="0cm" svg:stroke-color="#000000" draw:fill="none" draw:fill-color="#e6e6e6" draw:fill-image-width="1cm" draw:fill-image-height="1cm"/>
      <style:text-properties fo:color="#000000" fo:font-family="Arial" style:font-family-generic="swiss" style:font-pitch="variable" fo:font-size="10pt" style:font-family-asian="'MS Gothic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4" style:family="chart">
      <style:chart-properties chart:japanese-candle-stick="false" chart:stock-with-volume="false" chart:three-dimensional="true" chart:deep="true" chart:lines="false" chart:solid-type="cuboid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opacity-name="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none" svg:stroke-width="0cm" svg:stroke-color="#000000"/>
      <style:text-properties fo:color="#000000" fo:font-family="Arial" style:font-family-generic="swiss" style:font-pitch="variable" fo:font-size="7pt" style:font-family-asian="'MS Gothic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6" style:family="chart" style:data-style-name="N5107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none" svg:stroke-width="0cm" svg:stroke-color="#000000"/>
      <style:text-properties fo:color="#000000" fo:font-family="Arial" style:font-family-generic="swiss" style:font-pitch="variable" fo:font-size="7pt" style:font-family-asian="'MS Gothic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7" style:family="chart">
      <style:graphic-properties draw:stroke="solid" svg:stroke-width="0cm" svg:stroke-color="#000000"/>
    </style:style>
    <style:style style:name="ch8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none" svg:stroke-width="0cm" svg:stroke-color="#000000"/>
      <style:text-properties fo:color="#000000" fo:font-family="Arial" style:font-family-generic="swiss" style:font-pitch="variable" fo:font-size="7pt" style:font-family-asian="'MS Gothic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9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="solid" draw:fill-color="#800000" draw:fill-image-width="1cm" draw:fill-image-height="1cm" dr3d:edge-rounding="5%" dr3d:backface-culling="disabled"/>
      <style:text-properties fo:color="#000000" fo:font-family="Arial" style:font-family-generic="swiss" style:font-pitch="variable" fo:font-size="11pt" style:font-family-asian="'MS Gothic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10" style:family="chart">
      <style:graphic-properties draw:stroke="none" svg:stroke-width="0cm" svg:stroke-color="#000000" draw:fill="solid" draw:fill-color="#800000" draw:fill-image-width="1cm" draw:fill-image-height="1cm"/>
      <style:text-properties fo:color="#000000" fo:font-family="Arial" style:font-family-generic="swiss" style:font-pitch="variable" fo:font-size="12pt"/>
    </style:style>
    <style:style style:name="ch11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="solid" draw:fill-color="#cccc00" draw:fill-image-width="1cm" draw:fill-image-height="1cm" dr3d:edge-rounding="5%" dr3d:backface-culling="disabled"/>
      <style:text-properties fo:color="#000000" fo:font-family="Arial" style:font-family-generic="swiss" style:font-pitch="variable" fo:font-size="11pt" style:font-family-asian="'MS Gothic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12" style:family="chart">
      <style:graphic-properties draw:stroke="none" svg:stroke-width="0cm" svg:stroke-color="#000000" draw:fill="solid" draw:fill-color="#cccc00" draw:fill-image-width="1cm" draw:fill-image-height="1cm"/>
      <style:text-properties fo:color="#000000" fo:font-family="Arial" style:font-family-generic="swiss" style:font-pitch="variable" fo:font-size="12pt"/>
    </style:style>
    <style:style style:name="ch13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="solid" draw:fill-color="#008000" draw:fill-image-width="1cm" draw:fill-image-height="1cm" dr3d:edge-rounding="5%" dr3d:backface-culling="disabled"/>
      <style:text-properties fo:color="#000000" fo:font-family="Arial" style:font-family-generic="swiss" style:font-pitch="variable" fo:font-size="11pt" style:font-family-asian="'MS Gothic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14" style:family="chart">
      <style:graphic-properties draw:stroke="none" svg:stroke-width="0cm" svg:stroke-color="#000000" draw:fill="solid" draw:fill-color="#008000" draw:fill-image-width="1cm" draw:fill-image-height="1cm"/>
      <style:text-properties fo:color="#000000" fo:font-family="Arial" style:font-family-generic="swiss" style:font-pitch="variable" fo:font-size="12pt"/>
    </style:style>
    <style:style style:name="ch15" style:family="chart">
      <style:graphic-properties draw:stroke="none" svg:stroke-width="0cm" svg:stroke-color="#000000" draw:fill="solid" draw:fill-color="#ffffff" draw:fill-image-width="1cm" draw:fill-image-height="1cm"/>
    </style:style>
    <style:style style:name="ch16" style:family="chart">
      <style:graphic-properties draw:stroke="none" svg:stroke-width="0cm" svg:stroke-color="#000000" draw:fill="solid" draw:fill-color="#999999"/>
    </style:style>
  </office:automatic-styles>
  <office:body>
    <office:chart>
      <chart:chart svg:width="8.494cm" svg:height="11.069cm" chart:class="chart:bar" chart:style-name="ch1">
        <chart:title svg:x="1.78cm" svg:y="0.22cm" chart:style-name="ch2">
          <text:p>Annual Movie Visits
per Resident</text:p>
        </chart:title>
        <chart:subtitle svg:x="1.22cm" svg:y="1.578cm" chart:style-name="ch3">
          <text:p>East Coast Cities &amp; West Coast Cities</text:p>
        </chart:subtitle>
        <chart:plot-area chart:style-name="ch4" table:cell-range-address="Movie.$D$7:.$H$7 Movie.$D$27:.$H$29" chart:data-source-has-labels="both" chart:table-number-list="0 0" svg:x="0.122cm" svg:y="2.211cm" svg:width="8.2cm" svg:height="8.635cm" dr3d:transform="matrix (0.999662683747976 -0.0252329271080964 -0.00614964318872107 0.0258633485138246 0.988776501045482 0.147146587401359 0.00236768356066166 -0.147256002831062 0.989095578649828 0.103461307120464cm -0.383392396067207cm -0.187145825384057cm)" dr3d:vrp="(17975.6931438129 10413.7859192933 24513.940402508)" dr3d:vpn="(0.415953884952254 0.173546434897285 0.892672392609724)" dr3d:vup="(-0.0732995846116592 0.984825687588642 -0.157307138939451)" dr3d:projection="perspective" dr3d:distance="4.11cm" dr3d:focal-length="8cm" dr3d:shadow-slant="0" dr3d:shade-mode="gouraud" dr3d:ambient-color="#666666" dr3d:lighting-mode="false">
          <dr3d:light dr3d:diffuse-color="#cccccc" dr3d:direction="(0.577350269189626 0.577350269189626 0.57735026918962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>
            <chart:data-point chart:style-name="ch10" chart:repeated="4"/>
          </chart:series>
          <chart:series chart:style-name="ch11">
            <chart:data-point chart:style-name="ch12" chart:repeated="4"/>
          </chart:series>
          <chart:series chart:style-name="ch13">
            <chart:data-point chart:style-name="ch14"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 12</text:p>
              </table:table-cell>
              <table:table-cell office:value-type="string">
                <text:p>12-25</text:p>
              </table:table-cell>
              <table:table-cell office:value-type="string">
                <text:p>26-40</text:p>
              </table:table-cell>
              <table:table-cell office:value-type="string">
                <text:p>Over 40</text:p>
              </table:table-cell>
            </table:table-row>
          </table:table-header-rows>
          <table:table-rows>
            <table:table-row>
              <table:table-cell office:value-type="string">
                <text:p>Minimum</text:p>
              </table:table-cell>
              <table:table-cell office:value-type="float" office:value="2.1">
                <text:p>2.1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4.51538461538462">
                <text:p>4.51538461538462</text:p>
              </table:table-cell>
              <table:table-cell office:value-type="float" office:value="9.04615384615385">
                <text:p>9.04615384615385</text:p>
              </table:table-cell>
              <table:table-cell office:value-type="float" office:value="5.86923076923077">
                <text:p>5.86923076923077</text:p>
              </table:table-cell>
              <table:table-cell office:value-type="float" office:value="1.93076923076923">
                <text:p>1.93076923076923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7.5">
                <text:p>7.5</text:p>
              </table:table-cell>
              <table:table-cell office:value-type="float" office:value="18.7">
                <text:p>18.7</text:p>
              </table:table-cell>
              <table:table-cell office:value-type="float" office:value="12.3">
                <text:p>12.3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